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text/xml" manifest:full-path="Object 3/styles.xml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c819"/>
    </style:style>
    <style:style style:name="P2" style:family="paragraph" style:parent-style-name="Standard">
      <style:text-properties officeooo:rsid="0005c819" officeooo:paragraph-rsid="0008e29f"/>
    </style:style>
    <style:style style:name="P3" style:family="paragraph" style:parent-style-name="Standard">
      <style:text-properties officeooo:rsid="0005c819" officeooo:paragraph-rsid="001042ac"/>
    </style:style>
    <style:style style:name="P4" style:family="paragraph" style:parent-style-name="Standard">
      <style:text-properties officeooo:rsid="000adbd9"/>
    </style:style>
    <style:style style:name="P5" style:family="paragraph" style:parent-style-name="Standard">
      <style:text-properties officeooo:rsid="0008e29f" officeooo:paragraph-rsid="000b2c67"/>
    </style:style>
    <style:style style:name="P6" style:family="paragraph" style:parent-style-name="Standard">
      <style:text-properties officeooo:rsid="0008e29f" officeooo:paragraph-rsid="0008e29f"/>
    </style:style>
    <style:style style:name="P7" style:family="paragraph" style:parent-style-name="Standard">
      <style:text-properties officeooo:rsid="000f2db1" officeooo:paragraph-rsid="0008e29f"/>
    </style:style>
    <style:style style:name="P8" style:family="paragraph" style:parent-style-name="Standard">
      <style:text-properties officeooo:rsid="000f2db1" officeooo:paragraph-rsid="000f2db1"/>
    </style:style>
    <style:style style:name="P9" style:family="paragraph" style:parent-style-name="Standard">
      <style:text-properties officeooo:rsid="0010eaf8"/>
    </style:style>
    <style:style style:name="P10" style:family="paragraph" style:parent-style-name="Standard">
      <style:text-properties officeooo:rsid="0013ba42" officeooo:paragraph-rsid="0013ba42"/>
    </style:style>
    <style:style style:name="P11" style:family="paragraph" style:parent-style-name="Standard">
      <style:text-properties officeooo:rsid="0013ba42" officeooo:paragraph-rsid="00160a86"/>
    </style:style>
    <style:style style:name="P12" style:family="paragraph" style:parent-style-name="Standard">
      <style:text-properties officeooo:rsid="0008e29f" officeooo:paragraph-rsid="00160a86"/>
    </style:style>
    <style:style style:name="P13" style:family="paragraph" style:parent-style-name="Standard">
      <style:text-properties officeooo:rsid="000f2db1" officeooo:paragraph-rsid="0008e29f"/>
    </style:style>
    <style:style style:name="P14" style:family="paragraph" style:parent-style-name="Standard">
      <style:text-properties officeooo:rsid="000f2db1" officeooo:paragraph-rsid="000f2db1"/>
    </style:style>
    <style:style style:name="P15" style:family="paragraph" style:parent-style-name="Standard">
      <style:text-properties officeooo:rsid="0005c819" officeooo:paragraph-rsid="0013ba42"/>
    </style:style>
    <style:style style:name="P16" style:family="paragraph" style:parent-style-name="Standard">
      <style:text-properties officeooo:rsid="0005c819" officeooo:paragraph-rsid="0008e29f"/>
    </style:style>
    <style:style style:name="T1" style:family="text">
      <style:text-properties officeooo:rsid="0005c819"/>
    </style:style>
    <style:style style:name="T2" style:family="text">
      <style:text-properties officeooo:rsid="0008e29f"/>
    </style:style>
    <style:style style:name="T3" style:family="text">
      <style:text-properties officeooo:rsid="000b2c67"/>
    </style:style>
    <style:style style:name="T4" style:family="text">
      <style:text-properties officeooo:rsid="001042a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5a8ef" style:font-size-asian="10pt" style:font-size-complex="10pt"/>
    </style:style>
    <style:style style:name="T7" style:family="text">
      <style:text-properties officeooo:rsid="0010eaf8"/>
    </style:style>
    <style:style style:name="T8" style:family="text">
      <style:text-properties officeooo:rsid="0013ba42"/>
    </style:style>
    <style:style style:name="T9" style:family="text">
      <style:text-properties officeooo:rsid="00160a86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/text:p>
      <text:p text:style-name="Standard"><text:tab/><text:span text:style-name="T1">Antonio Gonzalez</text:span></text:p>
      <text:p text:style-name="P1"><text:tab/>CSC 330: Data Structures</text:p>
      <text:p text:style-name="P1"><text:tab/><text:span text:style-name="T2">Lab#</text:span><text:span text:style-name="T9">8</text:span><text:span text:style-name="T3">: The </text:span><text:span text:style-name="T9">Set</text:span><text:span text:style-name="T4"> class</text:span></text:p>
      <text:p text:style-name="P1"><text:tab/><text:span text:style-name="T2">files: </text:span><text:span text:style-name="T9">Set</text:span><text:span text:style-name="T8">.h, </text:span><text:span text:style-name="T9">set</text:span><text:span text:style-name="T8">_test.cpp</text:span></text:p>
      <text:p text:style-name="P4"><text:tab/><text:span text:style-name="T8">3/</text:span><text:span text:style-name="T9">12</text:span><text:span text:style-name="T7">/2012</text:span></text:p>
      <text:p text:style-name="P9"><text:tab/>Data structures used: <text:span text:style-name="T9">Binary search tree</text:span></text:p>
      <text:p text:style-name="P9"/>
      <text:p text:style-name="P12"><text:tab/><text:span text:style-name="T3">This lab consists of a</text:span><text:span text:style-name="T4">n</text:span><text:span text:style-name="T3"> implementation of the </text:span><text:span text:style-name="T9">set</text:span><text:span text:style-name="T3"> container class</text:span><text:span text:style-name="T8">. Although the functionality <text:tab/>provided by this class is not as complete as the functionality provided by its STL counterpart, <text:tab/>the core functions are still provided. This means that during the coding process, one can still <text:tab/>learn the main concepts pertaining to the class. </text:span></text:p>
      <text:p text:style-name="P10"><text:tab/> </text:p>
      <text:p text:style-name="P5"><text:span text:style-name="T3"><text:tab/>100% complete</text:span><text:tab/></text:p>
      <text:p text:style-name="P1"/>
      <text:p text:style-name="P2"><text:tab/><text:span text:style-name="T3">Time and Storage complexities:</text:span></text:p>
      <text:p text:style-name="P2"><text:span text:style-name="T3"/></text:p>
      <text:p text:style-name="P3"><text:tab/><text:span text:style-name="T9">Set</text:span><text:span text:style-name="T4"> class:</text:span></text:p>
      <text:p text:style-name="P15"><text:tab/> <text:s text:c="2"/></text:p>
      <text:p text:style-name="P8"><draw:frame draw:style-name="fr1" draw:name="Object1" text:anchor-type="paragraph" svg:width="5.6311in" svg:height="2.998in" draw:z-index="2"><draw:object xlink:href="./Object 1" xlink:type="simple" xlink:show="embed" xlink:actuate="onLoad"/><draw:image xlink:href="./ObjectReplacements/Object 1" xlink:type="simple" xlink:show="embed" xlink:actuate="onLoad"/></draw:frame> 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<text:tab/></text:p>
      <text:p text:style-name="P11"><text:span text:style-name="T9"><text:tab/>Set_</text:span>Iterator class:</text:p>
      <text:p text:style-name="P7"><text:tab/></text:p>
      <text:p text:style-name="P7"><draw:frame draw:style-name="fr1" draw:name="Object2" text:anchor-type="paragraph" svg:width="5.6311in" svg:height="2.061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tab/><text:span text:style-name="T9">Node class:</text:span></text:p>
      <text:p text:style-name="P7"><text:tab/></text:p>
      <text:p text:style-name="P7"><draw:frame draw:style-name="fr1" draw:name="Object3" text:anchor-type="paragraph" svg:width="5.7035in" svg:height="1.5043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2"/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0:42</meta:creation-date>
    <dc:date>2012-03-11T20:15:02</dc:date>
    <dc:creator>user </dc:creator>
    <meta:editing-duration>PT01H24M26S</meta:editing-duration>
    <meta:editing-cycles>13</meta:editing-cycles>
    <meta:generator>OpenOffice.org/3.2$Linux OpenOffice.org_project/320m19$Build-9505</meta:generator>
    <meta:document-statistic meta:table-count="0" meta:image-count="0" meta:object-count="3" meta:page-count="2" meta:paragraph-count="19" meta:word-count="86" meta:character-count="5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et::Set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et::empty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et::siz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et::insert(const T&amp;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et::erase( iterator &amp;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et::erase( const T &amp;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et::count( const T &amp;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et::find( const T &amp;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et::begin(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et::end()</text:p>
          </table:table-cell>
          <table:table-cell table:number-columns-repeated="2" office:value-type="string">
            <text:p>O(1)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1">03/11/2012</text:date>, <text:time>20:1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">
          <table:table-cell table:number-columns-repeated="4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2">
          <table:table-cell/>
          <table:table-cell table:style-name="ce2" office:value-type="string">
            <text:p>Set_iterator::Set_iterator(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Set_iterator::Set_iterator(Node&lt;T&gt;* 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Set_iterator::operator==( iterator 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Set_iterator::operator!=( iterator 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Set_iterator::operator++()</text:p>
          </table:table-cell>
          <table:table-cell table:style-name="ce3" office:value-type="string">
            <text:p>O(log n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Set_iterator::operator++( int )</text:p>
          </table:table-cell>
          <table:table-cell table:style-name="ce3" office:value-type="string">
            <text:p>O(log n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Set_iterator::operator*(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  <table:table-row table:style-name="ro2">
          <table:table-cell/>
          <table:table-cell table:style-name="ce2" office:value-type="string">
            <text:p>Set_iterator::operator=( iterator )</text:p>
          </table:table-cell>
          <table:table-cell table:style-name="ce3" office:value-type="string">
            <text:p>O(1)</text:p>
          </table:table-cell>
          <table:table-cell table:style-name="ce3" office:value-type="string">
            <text:p>O(1)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1">03/11/2012</text:date>, <text:time>20:1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1.4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3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 table:number-columns-repeated="5"/>
          <table:table-cell table:style-name="Default" table:number-columns-repeated="3"/>
        </table:table-row>
        <table:table-row table:style-name="ro2">
          <table:table-cell table:number-columns-repeated="5"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 table:number-columns-repeated="5"/>
          <table:table-cell office:value-type="string">
            <text:p>Node::Node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 table:number-columns-repeated="5"/>
          <table:table-cell office:value-type="string">
            <text:p>Node::Node( const T&amp;, Node*, Node*, Node*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 table:number-columns-repeated="5"/>
          <table:table-cell office:value-type="string">
            <text:p>Node::insert( Node *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 table:number-columns-repeated="5"/>
          <table:table-cell office:value-type="string">
            <text:p>Node::find( const T&amp;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  <table:table-row table:style-name="ro3">
          <table:table-cell table:number-columns-repeated="5"/>
          <table:table-cell office:value-type="string">
            <text:p>Node::merge( Node *, Node * )</text:p>
          </table:table-cell>
          <table:table-cell office:value-type="string">
            <text:p>O(log n)</text:p>
          </table:table-cell>
          <table:table-cell office:value-type="string">
            <text:p>O(1)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1">03/11/2012</text:date>, <text:time>20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